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id="id1" draw:layer="layout" svg:width="2.5cm" svg:height="1cm" svg:x="6cm" svg:y="3.5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2" draw:layer="layout" svg:width="2.5cm" svg:height="1cm" svg:x="6cm" svg:y="4.5cm">
          <text:p text:style-name="P1">prev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625cm" svg:height="1cm" svg:x="6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6cm" svg:height="1cm" svg:x="6.6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4cm" svg:height="1cm" svg:x="7.25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5cm" svg:height="1cm" svg:x="7.8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2.5cm" svg:height="1cm" svg:x="6cm" svg:y="7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2.5cm" svg:height="1cm" svg:x="6cm" svg:y="8.5cm">
          <text:p text:style-name="P1">volum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625cm" svg:height="1cm" svg:x="6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6cm" svg:height="1cm" svg:x="6.6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4cm" svg:height="1cm" svg:x="7.25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5cm" svg:height="1cm" svg:x="7.8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yout" svg:width="2.5cm" svg:height="1cm" svg:x="6cm" svg:y="5.5cm">
          <draw:text-box>
            <text:p text:style-name="P2"><text:span text:style-name="T1">vertex</text:span></text:p>
          </draw:text-box>
        </draw:frame>
        <draw:frame draw:style-name="gr3" draw:text-style-name="P2" draw:layer="layout" svg:width="2.5cm" svg:height="1cm" svg:x="6cm" svg:y="6.5cm">
          <draw:text-box>
            <text:p text:style-name="P2"><text:span text:style-name="T1">sideNext</text:span></text:p>
          </draw:text-box>
        </draw:frame>
        <draw:custom-shape draw:style-name="gr1" draw:text-style-name="P1" draw:id="id2" draw:layer="layout" svg:width="2.5cm" svg:height="1cm" svg:x="10.5cm" svg:y="3.5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2.5cm" svg:height="1cm" svg:x="10.5cm" svg:y="4.5cm">
          <text:p text:style-name="P1">prev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625cm" svg:height="1cm" svg:x="10.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6cm" svg:height="1cm" svg:x="11.1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4cm" svg:height="1cm" svg:x="11.75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5cm" svg:height="1cm" svg:x="12.3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2.5cm" svg:height="1cm" svg:x="10.5cm" svg:y="7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2.5cm" svg:height="1cm" svg:x="10.5cm" svg:y="8.5cm">
          <text:p text:style-name="P1">volum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625cm" svg:height="1cm" svg:x="10.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6cm" svg:height="1cm" svg:x="11.1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4cm" svg:height="1cm" svg:x="11.75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5cm" svg:height="1cm" svg:x="12.3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yout" svg:width="2.5cm" svg:height="1cm" svg:x="10.5cm" svg:y="5.5cm">
          <draw:text-box>
            <text:p text:style-name="P2"><text:span text:style-name="T1">vertex</text:span></text:p>
          </draw:text-box>
        </draw:frame>
        <draw:frame draw:style-name="gr3" draw:text-style-name="P2" draw:layer="layout" svg:width="2.5cm" svg:height="1cm" svg:x="10.5cm" svg:y="6.5cm">
          <draw:text-box>
            <text:p text:style-name="P2"><text:span text:style-name="T1">sideNext</text:span></text:p>
          </draw:text-box>
        </draw:frame>
        <draw:custom-shape draw:style-name="gr1" draw:text-style-name="P1" draw:id="id4" draw:layer="layout" svg:width="2.5cm" svg:height="1cm" svg:x="19.5cm" svg:y="3.5cm"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9" draw:layer="layout" svg:width="2.5cm" svg:height="1cm" svg:x="19.5cm" svg:y="4.5cm">
          <text:p text:style-name="P1">prev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625cm" svg:height="1cm" svg:x="19.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6cm" svg:height="1cm" svg:x="20.1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4cm" svg:height="1cm" svg:x="20.75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5cm" svg:height="1cm" svg:x="21.3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2.5cm" svg:height="1cm" svg:x="19.5cm" svg:y="7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cm" svg:height="1cm" svg:x="19.5cm" svg:y="8.5cm">
          <text:p text:style-name="P1">volum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625cm" svg:height="1cm" svg:x="19.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6cm" svg:height="1cm" svg:x="20.1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4cm" svg:height="1cm" svg:x="20.75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25cm" svg:height="1cm" svg:x="21.3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yout" svg:width="2.5cm" svg:height="1cm" svg:x="19.5cm" svg:y="5.5cm">
          <draw:text-box>
            <text:p text:style-name="P2"><text:span text:style-name="T1">vertex</text:span></text:p>
          </draw:text-box>
        </draw:frame>
        <draw:frame draw:style-name="gr3" draw:text-style-name="P2" draw:layer="layout" svg:width="2.5cm" svg:height="1cm" svg:x="19.5cm" svg:y="6.5cm">
          <draw:text-box>
            <text:p text:style-name="P2"><text:span text:style-name="T1">sideNext</text:span></text:p>
          </draw:text-box>
        </draw:frame>
        <draw:connector draw:style-name="gr4" draw:text-style-name="P3" draw:layer="layout" draw:type="curve" svg:x1="8.5cm" svg:y1="4cm" svg:x2="11.75cm" svg:y2="3.5cm" draw:start-shape="id1" draw:start-glue-point="1" draw:end-shape="id2" draw:end-glue-point="0" svg:d="m8500 4000c1500 0 1250-501 1687-814s1563-437 1563 314">
          <text:p/>
        </draw:connector>
        <draw:connector draw:style-name="gr4" draw:text-style-name="P3" draw:layer="layout" draw:type="curve" svg:x1="13cm" svg:y1="4cm" svg:x2="16.35cm" svg:y2="3.5cm" draw:start-shape="id2" draw:start-glue-point="1" draw:end-shape="id3" draw:end-glue-point="0" svg:d="m13000 4000c1575 0 1312-501 1756-814s1594-437 1594 314">
          <text:p/>
        </draw:connector>
        <draw:connector draw:style-name="gr4" draw:text-style-name="P3" draw:layer="layout" draw:type="curve" svg:x1="17.6cm" svg:y1="4cm" svg:x2="20.75cm" svg:y2="3.5cm" draw:start-shape="id3" draw:start-glue-point="1" draw:end-shape="id4" draw:end-glue-point="0" svg:d="m17600 4000c1425 0 1187-501 1618-814s1532-437 1532 314">
          <text:p/>
        </draw:connector>
        <draw:connector draw:style-name="gr4" draw:text-style-name="P3" draw:layer="layout" draw:type="curve" svg:x1="10.5cm" svg:y1="5cm" svg:x2="7.25cm" svg:y2="9.5cm" draw:start-shape="id5" draw:start-glue-point="3" draw:end-shape="id6" draw:end-glue-point="2" svg:d="m10500 5000c-1500 0-1250 2501-1687 3814s-1563 1437-1563 686">
          <text:p/>
        </draw:connector>
        <draw:connector draw:style-name="gr4" draw:text-style-name="P3" draw:layer="layout" draw:type="curve" svg:x1="15.1cm" svg:y1="5cm" svg:x2="11.75cm" svg:y2="9.5cm" draw:start-shape="id7" draw:start-glue-point="3" draw:end-shape="id8" draw:end-glue-point="2" svg:d="m15100 5000c-1575 0-1312 2501-1756 3814s-1594 1437-1594 686">
          <text:p/>
        </draw:connector>
        <draw:custom-shape draw:style-name="gr5" draw:text-style-name="P1" draw:id="id3" draw:layer="layout" svg:width="2.5cm" svg:height="1cm" svg:x="15.1cm" svg:y="3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7" draw:layer="layout" svg:width="2.5cm" svg:height="1cm" svg:x="15.1cm" svg:y="4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0.625cm" svg:height="1cm" svg:x="15.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26cm" svg:height="1cm" svg:x="15.7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24cm" svg:height="1cm" svg:x="16.35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25cm" svg:height="1cm" svg:x="16.9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draw:layer="layout" svg:width="2.5cm" svg:height="1cm" svg:x="15.1cm" svg:y="7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10" draw:layer="layout" svg:width="2.5cm" svg:height="1cm" svg:x="15.1cm" svg:y="8.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0.625cm" svg:height="1cm" svg:x="15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26cm" svg:height="1cm" svg:x="15.7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24cm" svg:height="1cm" svg:x="16.35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25cm" svg:height="1cm" svg:x="16.9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3" draw:layer="layout" draw:type="curve" svg:x1="19.5cm" svg:y1="5cm" svg:x2="16.35cm" svg:y2="9.5cm" draw:start-shape="id9" draw:start-glue-point="3" draw:end-shape="id10" draw:end-glue-point="2" svg:d="m19500 5000c-1425 0-1187 2501-1618 3814s-1532 1437-1532 686">
          <text:p/>
        </draw:connector>
        <draw:custom-shape draw:style-name="gr7" draw:text-style-name="P2" draw:id="id11" draw:layer="layout" svg:width="2.5cm" svg:height="2.5cm" svg:x="2cm" svg:y="3.5cm">
          <text:p text:style-name="P3"><text:span text:style-name="T1">A lista </text:span></text:p>
          <text:p text:style-name="P3"><text:span text:style-name="T1">beugrási </text:span></text:p>
          <text:p text:style-name="P3"><text:span text:style-name="T1">pontj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.5cm" svg:y1="4.75cm" svg:x2="7.25cm" svg:y2="3.5cm" draw:start-shape="id11" draw:start-glue-point="1" draw:end-shape="id1" draw:end-glue-point="0" svg:d="m4500 4750c1125 0 937-876 1343-1376s1407-625 1407 126">
          <text:p/>
        </draw:connector>
        <draw:frame draw:style-name="gr8" draw:text-style-name="P2" draw:id="id13" draw:layer="layout" svg:width="2.5cm" svg:height="0.806cm" svg:x="2cm" svg:y="7cm">
          <draw:text-box>
            <text:p text:style-name="P2"><text:span text:style-name="T1">null</text:span></text:p>
          </draw:text-box>
        </draw:frame>
        <draw:connector draw:style-name="gr4" draw:text-style-name="P3" draw:layer="layout" draw:type="curve" svg:x1="6cm" svg:y1="5cm" svg:x2="3.25cm" svg:y2="7.806cm" draw:start-shape="id12" draw:start-glue-point="3" draw:end-shape="id13" draw:end-glue-point="2" svg:d="m6000 5000c-1125 0-937 1654-1343 2543s-1407 1014-1407 263">
          <text:p/>
        </draw:connector>
        <draw:frame draw:style-name="gr8" draw:text-style-name="P2" draw:id="id14" draw:layer="layout" svg:width="2.5cm" svg:height="0.806cm" svg:x="23cm" svg:y="3.5cm">
          <draw:text-box>
            <text:p text:style-name="P2"><text:span text:style-name="T1">null</text:span></text:p>
          </draw:text-box>
        </draw:frame>
        <draw:connector draw:style-name="gr4" draw:text-style-name="P3" draw:layer="layout" draw:type="curve" draw:line-skew="-3.501cm" svg:x1="22cm" svg:y1="4cm" svg:x2="24.25cm" svg:y2="3.5cm" draw:start-shape="id4" draw:start-glue-point="1" draw:end-shape="id14" draw:end-glue-point="0" svg:d="m22000 4000c750 0 625-501 1000-814s1250-437 1250 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9:25:28</meta:creation-date>
    <dc:date>2011-01-09T22:43:56</dc:date>
    <dc:creator>Martin József</dc:creator>
    <meta:editing-duration>PT03H02M56S</meta:editing-duration>
    <meta:editing-cycles>3</meta:editing-cycles>
    <meta:generator>OpenOffice.org/3.2$Linux OpenOffice.org_project/320m12$Build-9483</meta:generator>
    <meta:document-statistic meta:object-count="74"/>
  </office:meta>
</office:document-meta>
</file>